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Nimbus Sans L', Arial, 'Liberation Sans', sans-serif"/>
    <style:font-face style:name="Linux Libertine" svg:font-family="'Linux Libertine', Georgia, Times, serif"/>
    <style:font-face style:name="inherit" svg:font-family="inherit"/>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2.584cm" table:align="left"/>
    </style:style>
    <style:style style:name="Table1.A" style:family="table-column">
      <style:table-column-properties style:column-width="4.195cm"/>
    </style:style>
    <style:style style:name="Table1.A1" style:family="table-cell">
      <style:table-cell-properties style:vertical-align="middle" fo:background-color="#ffffe0" fo:padding="0.049cm" fo:border="none">
        <style:background-image/>
      </style:table-cell-properties>
    </style:style>
    <style:style style:name="Table2" style:family="table">
      <style:table-properties style:width="12.584cm" table:align="left"/>
    </style:style>
    <style:style style:name="Table2.A" style:family="table-column">
      <style:table-column-properties style:column-width="4.195cm"/>
    </style:style>
    <style:style style:name="Table2.A1" style:family="table-cell">
      <style:table-cell-properties style:vertical-align="middle" fo:background-color="#ffffe0" fo:padding="0.049cm" fo:border="none">
        <style:background-image/>
      </style:table-cell-properties>
    </style:style>
    <style:style style:name="P1" style:family="paragraph" style:parent-style-name="Standard">
      <style:text-properties fo:font-size="18pt" officeooo:rsid="000106e0" officeooo:paragraph-rsid="000106e0" style:font-size-asian="15.75pt" style:font-size-complex="18pt"/>
    </style:style>
    <style:style style:name="P2" style:family="paragraph" style:parent-style-name="Standard">
      <style:paragraph-properties fo:margin-left="0cm" fo:margin-right="0cm" fo:margin-top="0cm" fo:margin-bottom="0cm" style:contextual-spacing="false" style:line-height-at-least="0.582cm" fo:text-indent="0cm" style:auto-text-indent="false"/>
    </style:style>
    <style:style style:name="P3" style:family="paragraph" style:parent-style-name="Standard">
      <style:paragraph-properties fo:margin-top="0cm" fo:margin-bottom="0cm" style:contextual-spacing="false" style:line-height-at-least="0.582cm"/>
      <style:text-properties fo:font-variant="normal" fo:text-transform="none" fo:color="#252525" fo:letter-spacing="normal" fo:padding="0cm" fo:border="none"/>
    </style:style>
    <style:style style:name="P4" style:family="paragraph" style:parent-style-name="Text_20_body">
      <style:text-properties style:font-name="inherit"/>
    </style:style>
    <style:style style:name="P5" style:family="paragraph" style:parent-style-name="Text_20_body">
      <style:paragraph-properties fo:margin-left="0cm" fo:margin-right="0cm" fo:margin-top="0cm" fo:margin-bottom="0cm" style:contextual-spacing="false" fo:line-height="165%" fo:text-indent="0cm" style:auto-text-indent="false"/>
      <style:text-properties fo:font-variant="normal" fo:text-transform="none" fo:color="#252525" style:font-name="inherit" fo:font-size="12pt" fo:letter-spacing="normal" fo:language="en" fo:country="US" fo:font-style="normal" fo:font-weight="normal" style:font-name-asian="inherit" style:font-size-asian="12pt" style:language-asian="en" style:country-asian="US" style:font-style-asian="normal" style:font-weight-asian="normal" style:font-name-complex="inherit" style:font-size-complex="12pt" style:language-complex="en" style:country-complex="US" style:font-style-complex="normal" style:font-weight-complex="normal" fo:padding="0cm" fo:border="none"/>
    </style:style>
    <style:style style:name="P6" style:family="paragraph" style:parent-style-name="Text_20_body" style:list-style-name="L3">
      <style:paragraph-properties fo:margin-left="0cm" fo:margin-right="0cm" fo:margin-top="0cm" fo:margin-bottom="0cm" style:contextual-spacing="false" fo:line-height="165%" fo:text-indent="0cm" style:auto-text-indent="false" fo:padding="0cm" fo:border="none"/>
      <style:text-properties fo:font-variant="normal" fo:text-transform="none" fo:color="#252525" style:font-name="inherit" fo:font-size="12pt" fo:letter-spacing="normal" fo:language="en" fo:country="US" fo:font-style="normal" fo:font-weight="bold" fo:padding="0cm" fo:border="none"/>
    </style:style>
    <style:style style:name="P7" style:family="paragraph" style:parent-style-name="Text_20_body">
      <style:paragraph-properties fo:margin-left="0cm" fo:margin-right="0cm" fo:margin-top="0cm" fo:margin-bottom="0cm" style:contextual-spacing="false" fo:line-height="165%" fo:text-indent="0cm" style:auto-text-indent="false" fo:padding="0cm" fo:border="none"/>
      <style:text-properties fo:font-variant="normal" fo:text-transform="none" fo:color="#252525" style:font-name="inherit" fo:font-size="12pt" fo:letter-spacing="normal" fo:language="en" fo:country="US" fo:font-style="normal" fo:font-weight="normal" fo:padding="0cm" fo:border="none"/>
    </style:style>
    <style:style style:name="P8" style:family="paragraph" style:parent-style-name="Text_20_body" style:list-style-name="L3">
      <style:paragraph-properties fo:margin-left="0cm" fo:margin-right="0cm" fo:margin-top="0cm" fo:margin-bottom="0cm" style:contextual-spacing="false" fo:line-height="165%" fo:text-indent="0cm" style:auto-text-indent="false" fo:padding="0cm" fo:border="none"/>
      <style:text-properties fo:font-variant="normal" fo:text-transform="none" fo:color="#252525" style:font-name="inherit" fo:font-size="12pt" fo:letter-spacing="normal" fo:language="en" fo:country="US" fo:font-style="normal" fo:font-weight="normal" fo:padding="0cm" fo:border="none"/>
    </style:style>
    <style:style style:name="P9" style:family="paragraph" style:parent-style-name="Text_20_body" style:list-style-name="L4">
      <style:paragraph-properties fo:margin-left="0cm" fo:margin-right="0cm" fo:margin-top="0cm" fo:margin-bottom="0cm" style:contextual-spacing="false" fo:line-height="165%" fo:text-indent="0cm" style:auto-text-indent="false" fo:padding="0cm" fo:border="none"/>
      <style:text-properties fo:font-variant="normal" fo:text-transform="none" fo:color="#252525" style:font-name="inherit" fo:font-size="12pt" fo:letter-spacing="normal" fo:language="en" fo:country="US" fo:font-style="normal" fo:font-weight="normal" fo:padding="0cm" fo:border="none"/>
    </style:style>
    <style:style style:name="P10" style:family="paragraph" style:parent-style-name="Text_20_body" style:list-style-name="L5">
      <style:paragraph-properties fo:margin-left="0cm" fo:margin-right="0cm" fo:margin-top="0cm" fo:margin-bottom="0cm" style:contextual-spacing="false" fo:line-height="165%" fo:text-indent="0cm" style:auto-text-indent="false" fo:padding="0cm" fo:border="none"/>
      <style:text-properties fo:font-variant="normal" fo:text-transform="none" fo:color="#252525" style:font-name="inherit" fo:font-size="12pt" fo:letter-spacing="normal" fo:language="en" fo:country="US" fo:font-style="normal" fo:font-weight="normal" fo:padding="0cm" fo:border="none"/>
    </style:style>
    <style:style style:name="P11" style:family="paragraph" style:parent-style-name="Text_20_body" style:list-style-name="L7">
      <style:paragraph-properties fo:margin-left="0cm" fo:margin-right="0cm" fo:margin-top="0cm" fo:margin-bottom="0cm" style:contextual-spacing="false" fo:line-height="120%" fo:text-align="center" style:justify-single-word="false" fo:text-indent="0cm" style:auto-text-indent="false" fo:padding="0cm" fo:border="none"/>
      <style:text-properties fo:font-variant="normal" fo:text-transform="none" fo:color="#252525" style:font-name="inherit" fo:font-size="12pt" fo:letter-spacing="normal" fo:font-style="normal" fo:font-weight="normal" fo:padding="0cm" fo:border="none"/>
    </style:style>
    <style:style style:name="P12" style:family="paragraph" style:parent-style-name="Text_20_body">
      <style:paragraph-properties fo:margin-left="0cm" fo:margin-right="0cm" fo:margin-top="0cm" fo:margin-bottom="0cm" style:contextual-spacing="false" fo:line-height="165%" fo:text-indent="0cm" style:auto-text-indent="false" fo:padding="0cm" fo:border="none"/>
      <style:text-properties style:font-name="inherit" fo:padding="0cm" fo:border="none"/>
    </style:style>
    <style:style style:name="P13" style:family="paragraph" style:parent-style-name="Text_20_body" style:list-style-name="L5">
      <style:paragraph-properties fo:margin-left="0cm" fo:margin-right="0cm" fo:margin-top="0cm" fo:margin-bottom="0cm" style:contextual-spacing="false" fo:line-height="165%" fo:text-indent="0cm" style:auto-text-indent="false" fo:padding="0cm" fo:border="none"/>
      <style:text-properties style:font-name="inherit" fo:padding="0cm" fo:border="none"/>
    </style:style>
    <style:style style:name="P14" style:family="paragraph" style:parent-style-name="Text_20_body">
      <style:paragraph-properties fo:margin-left="0cm" fo:margin-right="0cm" fo:margin-top="0cm" fo:margin-bottom="0cm" style:contextual-spacing="false" fo:line-height="165%" fo:text-indent="0cm" style:auto-text-indent="false" fo:padding="0cm" fo:border="none"/>
    </style:style>
    <style:style style:name="P15" style:family="paragraph" style:parent-style-name="Text_20_body" style:list-style-name="L6">
      <style:paragraph-properties fo:margin-left="0cm" fo:margin-right="0cm" fo:margin-top="0cm" fo:margin-bottom="0cm" style:contextual-spacing="false" fo:line-height="165%" fo:text-indent="0cm" style:auto-text-indent="false" fo:padding="0cm" fo:border="none"/>
    </style:style>
    <style:style style:name="P16" style:family="paragraph" style:parent-style-name="Text_20_body" style:list-style-name="L7">
      <style:paragraph-properties fo:margin-left="0cm" fo:margin-right="0cm" fo:margin-top="0cm" fo:margin-bottom="0cm" style:contextual-spacing="false" fo:line-height="120%" fo:text-align="center" style:justify-single-word="false" fo:text-indent="0cm" style:auto-text-indent="false" fo:padding="0cm" fo:border="none"/>
    </style:style>
    <style:style style:name="P17" style:family="paragraph" style:parent-style-name="Text_20_body" style:list-style-name="L8">
      <style:paragraph-properties fo:margin-left="0cm" fo:margin-right="0cm" fo:margin-top="0cm" fo:margin-bottom="0cm" style:contextual-spacing="false" fo:line-height="120%" fo:text-align="center" style:justify-single-word="false" fo:text-indent="0cm" style:auto-text-indent="false" fo:padding="0cm" fo:border="none"/>
    </style:style>
    <style:style style:name="P18" style:family="paragraph" style:parent-style-name="Text_20_body" style:list-style-name="L1">
      <style:paragraph-properties fo:margin-left="0.423cm" fo:margin-right="0cm" fo:margin-top="0cm" fo:margin-bottom="0cm" style:contextual-spacing="false" style:line-height-at-least="0.582cm" fo:text-indent="0cm" style:auto-text-indent="false" fo:padding="0cm" fo:border="none"/>
    </style:style>
    <style:style style:name="P19" style:family="paragraph" style:parent-style-name="Text_20_body" style:list-style-name="L7">
      <style:paragraph-properties fo:margin-top="0cm" fo:margin-bottom="0cm" style:contextual-spacing="false" fo:line-height="120%" fo:text-align="center" style:justify-single-word="false" fo:padding="0cm" fo:border="none"/>
      <style:text-properties fo:font-variant="normal" fo:text-transform="none" fo:color="#252525" fo:letter-spacing="normal" fo:padding="0cm" fo:border="none"/>
    </style:style>
    <style:style style:name="P20" style:family="paragraph" style:parent-style-name="Text_20_body" style:list-style-name="L2">
      <style:paragraph-properties fo:margin-left="1.376cm" fo:margin-right="0.635cm" fo:margin-top="0cm" fo:margin-bottom="0cm" style:contextual-spacing="false" fo:line-height="120%" fo:text-indent="0cm" style:auto-text-indent="false" fo:padding="0cm" fo:border="none"/>
    </style:style>
    <style:style style:name="P21" style:family="paragraph" style:parent-style-name="Table_20_Contents">
      <style:paragraph-properties fo:margin-left="0cm" fo:margin-right="0cm" fo:margin-top="0cm" fo:margin-bottom="0cm" style:contextual-spacing="false" fo:text-indent="0cm" style:auto-text-indent="false"/>
    </style:style>
    <style:style style:name="P22" style:family="paragraph" style:parent-style-name="Table_20_Contents">
      <style:paragraph-properties fo:margin-left="0cm" fo:margin-right="0cm" fo:margin-top="0cm" fo:margin-bottom="0cm" style:contextual-spacing="false" fo:text-align="center" style:justify-single-word="false" fo:text-indent="0cm" style:auto-text-indent="false"/>
    </style:style>
    <style:style style:name="P23" style:family="paragraph" style:parent-style-name="Table_20_Contents">
      <style:paragraph-properties fo:margin-left="0cm" fo:margin-right="0cm" fo:margin-top="0cm" fo:margin-bottom="0cm" style:contextual-spacing="false" fo:text-align="end" style:justify-single-word="false" fo:text-indent="0cm" style:auto-text-indent="false"/>
    </style:style>
    <style:style style:name="P24" style:family="paragraph" style:parent-style-name="Heading_20_1">
      <style:paragraph-properties fo:margin-left="0cm" fo:margin-right="0cm" fo:margin-top="0cm" fo:margin-bottom="0cm" style:contextual-spacing="false" fo:line-height="130%" fo:text-indent="0cm" style:auto-text-indent="false" fo:padding="0cm" fo:border="none"/>
      <style:text-properties fo:font-variant="normal" fo:text-transform="none" fo:color="#252525" style:font-name="Linux Libertine" fo:font-size="12pt" fo:letter-spacing="normal" fo:font-style="normal" fo:font-weight="normal" fo:padding="0cm" fo:border="none"/>
    </style:style>
    <style:style style:name="P25" style:family="paragraph" style:parent-style-name="Heading_20_2">
      <style:paragraph-properties fo:margin-left="0cm" fo:margin-right="0cm" fo:margin-top="0cm" fo:margin-bottom="0cm" style:contextual-spacing="false" fo:line-height="140%" fo:text-indent="0cm" style:auto-text-indent="false" fo:padding="0cm" fo:border="none"/>
      <style:text-properties fo:font-variant="normal" fo:text-transform="none" fo:color="#252525" style:font-name="inherit" fo:font-size="12pt" fo:letter-spacing="normal" fo:language="en" fo:country="US" fo:font-style="normal" fo:font-weight="bold" fo:background-color="#f9f9f9" fo:padding="0cm" fo:border="none"/>
    </style:style>
    <style:style style:name="P26" style:family="paragraph" style:parent-style-name="Heading_20_2" style:list-style-name="L7">
      <style:paragraph-properties fo:margin-left="0cm" fo:margin-right="0cm" fo:margin-top="0cm" fo:margin-bottom="0cm" style:contextual-spacing="false" fo:line-height="120%" fo:text-align="center" style:justify-single-word="false" fo:text-indent="0cm" style:auto-text-indent="false" fo:padding="0cm" fo:border="none"/>
      <style:text-properties fo:font-variant="normal" fo:text-transform="none" fo:color="#252525" style:font-name="inherit" fo:font-size="12pt" fo:letter-spacing="normal" fo:font-style="normal" fo:font-weight="normal" style:font-name-asian="inherit" style:font-size-asian="12pt" style:font-style-asian="normal" style:font-weight-asian="normal" style:font-name-complex="inherit" style:font-size-complex="12pt" style:font-style-complex="normal" style:font-weight-complex="normal" fo:padding="0cm" fo:border="none"/>
    </style:style>
    <style:style style:name="P27" style:family="paragraph" style:parent-style-name="Heading_20_2">
      <style:paragraph-properties fo:margin-left="0cm" fo:margin-right="0.318cm" fo:margin-top="0cm" fo:margin-bottom="0cm" style:contextual-spacing="false" fo:line-height="130%" fo:text-indent="0cm" style:auto-text-indent="false" fo:padding="0cm" fo:border="none"/>
    </style:style>
    <style:style style:name="P28" style:family="paragraph" style:parent-style-name="Heading_20_3">
      <style:paragraph-properties fo:margin-left="0cm" fo:margin-right="0cm" fo:margin-top="0cm" fo:margin-bottom="0cm" style:contextual-spacing="false" fo:line-height="130%" fo:text-indent="0cm" style:auto-text-indent="false" fo:padding="0cm" fo:border="none"/>
      <style:text-properties style:font-name="inherit" fo:font-weight="bold" fo:padding="0cm" fo:border="none"/>
    </style:style>
    <style:style style:name="P29" style:family="paragraph" style:parent-style-name="Heading_20_3">
      <style:paragraph-properties fo:margin-left="0cm" fo:margin-right="0cm" fo:margin-top="0cm" fo:margin-bottom="0cm" style:contextual-spacing="false" fo:line-height="130%" fo:text-indent="0cm" style:auto-text-indent="false" fo:padding="0cm" fo:border="none"/>
      <style:text-properties fo:font-variant="normal" fo:text-transform="none" fo:color="#252525" style:font-name="inherit" fo:font-size="12pt" fo:letter-spacing="normal" fo:language="en" fo:country="US" fo:font-style="normal" fo:font-weight="bold" fo:padding="0cm" fo:border="none"/>
    </style:style>
    <style:style style:name="P30" style:family="paragraph" style:parent-style-name="Preformatted_20_Text">
      <style:paragraph-properties fo:margin-left="0cm" fo:margin-right="0cm" fo:margin-top="0cm" fo:margin-bottom="0cm" style:contextual-spacing="false" fo:line-height="165%" fo:text-indent="0cm" style:auto-text-indent="false" fo:padding="0.049cm" fo:border="0.06pt solid #cccccc" style:writing-mode="lr-tb"/>
      <style:text-properties fo:font-variant="normal" fo:text-transform="none" fo:color="#252525" style:font-name="monospace" fo:font-size="12pt" fo:letter-spacing="normal" fo:language="en" fo:country="US" fo:font-style="normal" fo:font-weight="normal" fo:padding="0cm" fo:border="none"/>
    </style:style>
    <style:style style:name="P31" style:family="paragraph" style:parent-style-name="Preformatted_20_Text">
      <style:paragraph-properties fo:margin-left="0cm" fo:margin-right="0cm" fo:margin-top="0cm" fo:margin-bottom="0cm" style:contextual-spacing="false" fo:line-height="165%" fo:text-indent="0cm" style:auto-text-indent="false" fo:padding="0.049cm" fo:border="0.06pt solid #cccccc" style:writing-mode="lr-tb"/>
      <style:text-properties fo:font-variant="normal" fo:text-transform="none" fo:color="#252525" style:font-name="inherit" fo:font-size="12pt" fo:letter-spacing="normal" fo:language="en" fo:country="US" fo:font-style="normal" fo:font-weight="normal" fo:padding="0cm" fo:border="none"/>
    </style:style>
    <style:style style:name="P32" style:family="paragraph" style:parent-style-name="Preformatted_20_Text">
      <style:paragraph-properties fo:margin-left="0cm" fo:margin-right="0cm" fo:margin-top="0cm" fo:margin-bottom="0cm" style:contextual-spacing="false" fo:line-height="165%" fo:text-indent="0cm" style:auto-text-indent="false" fo:padding="0.049cm" fo:border="0.06pt solid #cccccc" style:writing-mode="lr-tb"/>
      <style:text-properties fo:font-variant="normal" fo:text-transform="none" fo:color="#252525" fo:letter-spacing="normal" fo:padding="0cm" fo:border="none"/>
    </style:style>
    <style:style style:name="P33" style:family="paragraph" style:parent-style-name="Preformatted_20_Text">
      <style:paragraph-properties fo:margin-left="0cm" fo:margin-right="0cm" fo:margin-top="0cm" fo:margin-bottom="0cm" style:contextual-spacing="false" fo:line-height="165%" fo:text-indent="0cm" style:auto-text-indent="false" fo:padding="0.049cm" fo:border="0.06pt solid #cccccc"/>
      <style:text-properties fo:font-variant="normal" fo:text-transform="none" fo:color="#252525" style:font-name="monospace" fo:font-size="12pt" fo:letter-spacing="normal" fo:language="en" fo:country="US" fo:font-style="normal" fo:font-weight="normal" fo:padding="0cm" fo:border="none"/>
    </style:style>
    <style:style style:name="P34" style:family="paragraph" style:parent-style-name="Preformatted_20_Text">
      <style:paragraph-properties fo:margin-left="0cm" fo:margin-right="0cm" fo:margin-top="0cm" fo:margin-bottom="0cm" style:contextual-spacing="false" fo:line-height="165%" fo:text-indent="0cm" style:auto-text-indent="false" fo:padding="0.049cm" fo:border="0.06pt solid #cccccc"/>
      <style:text-properties fo:font-variant="normal" fo:text-transform="none" fo:color="#252525" fo:letter-spacing="normal" fo:padding="0cm" fo:border="none"/>
    </style:style>
    <style:style style:name="P35" style:family="paragraph" style:parent-style-name="Preformatted_20_Text">
      <style:paragraph-properties fo:margin-top="0cm" fo:margin-bottom="0cm" style:contextual-spacing="false" fo:line-height="165%" fo:padding="0.049cm" fo:border="0.06pt solid #cccccc"/>
      <style:text-properties fo:font-variant="normal" fo:text-transform="none" fo:color="#252525" style:font-name="monospace" fo:font-size="12pt" fo:letter-spacing="normal" fo:language="en" fo:country="US" fo:font-style="normal" fo:font-weight="normal" fo:padding="0cm" fo:border="none"/>
    </style:style>
    <style:style style:name="P36" style:family="paragraph" style:parent-style-name="Preformatted_20_Text">
      <style:paragraph-properties fo:margin-top="0cm" fo:margin-bottom="0cm" style:contextual-spacing="false" fo:line-height="165%" fo:padding="0.049cm" fo:border="0.06pt solid #cccccc"/>
      <style:text-properties fo:font-variant="normal" fo:text-transform="none" fo:color="#252525" fo:letter-spacing="normal" fo:padding="0cm" fo:border="none"/>
    </style:style>
    <style:style style:name="P37" style:family="paragraph" style:parent-style-name="Preformatted_20_Text">
      <style:paragraph-properties fo:margin-top="0cm" fo:margin-bottom="0cm" style:contextual-spacing="false" fo:line-height="165%" fo:padding="0.049cm" fo:border="0.06pt solid #cccccc" style:writing-mode="lr-tb"/>
      <style:text-properties fo:font-variant="normal" fo:text-transform="none" fo:color="#252525" fo:letter-spacing="normal" fo:padding="0cm" fo:border="none"/>
    </style:style>
    <style:style style:name="P38" style:family="paragraph" style:parent-style-name="Preformatted_20_Text">
      <style:paragraph-properties fo:margin-top="0cm" fo:margin-bottom="0cm" style:contextual-spacing="false" fo:line-height="165%" fo:padding="0.049cm" fo:border="0.06pt solid #cccccc" style:writing-mode="lr-tb"/>
      <style:text-properties fo:font-variant="normal" fo:text-transform="none" fo:color="#252525" style:font-name="inherit" fo:font-size="12pt" fo:letter-spacing="normal" fo:language="en" fo:country="US" fo:font-style="normal" fo:font-weight="normal" fo:padding="0cm" fo:border="none"/>
    </style:style>
    <style:style style:name="P39" style:family="paragraph">
      <style:paragraph-properties fo:text-align="start"/>
      <style:text-properties style:text-line-through-style="none" style:text-line-through-type="none" style:font-name="inherit" fo:font-size="10pt" fo:font-style="normal" style:text-underline-style="none"/>
    </style:style>
    <style:style style:name="T1" style:family="text">
      <style:text-properties style:font-name="inherit"/>
    </style:style>
    <style:style style:name="T2" style:family="text">
      <style:text-properties style:font-name="inherit" fo:background-color="#f9f9f9" loext:char-shading-value="0" style:font-name-asian="inherit" style:font-name-complex="inherit" fo:padding="0.049cm" fo:border="0.06pt solid #eeeeee"/>
    </style:style>
    <style:style style:name="T3" style:family="text">
      <style:text-properties style:font-name="inherit" fo:font-size="12pt" fo:language="en" fo:country="US" fo:font-style="normal" fo:font-weight="normal"/>
    </style:style>
    <style:style style:name="T4" style:family="text">
      <style:text-properties style:font-name="inherit" fo:padding="0cm" fo:border="none"/>
    </style:style>
    <style:style style:name="T5" style:family="text">
      <style:text-properties style:font-name="inherit" style:font-name-asian="inherit" style:font-name-complex="inherit" fo:padding="0cm" fo:border="none"/>
    </style:style>
    <style:style style:name="T6" style:family="text">
      <style:text-properties fo:color="#5a3696" style:text-line-through-style="none" style:text-line-through-type="none" style:font-name="inherit" style:text-underline-style="none" style:text-blinking="false" fo:padding="0cm" fo:border="none"/>
    </style:style>
    <style:style style:name="T7" style:family="text">
      <style:text-properties fo:color="#5a3696" style:text-line-through-style="none" style:text-line-through-type="none" style:font-name="inherit" style:text-underline-style="none" style:text-blinking="false" fo:background-color="transparent" loext:char-shading-value="0" fo:padding="0cm" fo:border="none"/>
    </style:style>
    <style:style style:name="T8" style:family="text">
      <style:text-properties fo:color="#5a3696" style:text-line-through-style="none" style:text-line-through-type="none" style:font-name="inherit" fo:font-size="12pt" style:text-underline-style="none" style:text-blinking="false" fo:padding="0cm" fo:border="none"/>
    </style:style>
    <style:style style:name="T9" style:family="text">
      <style:text-properties fo:font-weight="bold"/>
    </style:style>
    <style:style style:name="T10" style:family="text">
      <style:text-properties fo:color="#666666" style:text-line-through-style="none" style:text-line-through-type="none" style:font-name="inherit" style:text-underline-style="none" style:text-blinking="false" fo:padding="0cm" fo:border="none"/>
    </style:style>
    <style:style style:name="T11" style:family="text">
      <style:text-properties fo:color="#666666" style:text-line-through-style="none" style:text-line-through-type="none" style:font-name="inherit" style:text-underline-style="none" fo:font-weight="bold" style:text-blinking="false" fo:padding="0cm" fo:border="none"/>
    </style:style>
    <style:style style:name="T12" style:family="text">
      <style:text-properties fo:color="#666666" style:font-name="inherit" fo:padding="0cm" fo:border="none"/>
    </style:style>
    <style:style style:name="T13" style:family="text">
      <style:text-properties fo:font-variant="normal" fo:text-transform="none" fo:color="#5a3696" style:text-line-through-style="none" style:text-line-through-type="none" style:font-name="inherit" fo:font-size="12pt" fo:letter-spacing="normal" fo:font-style="normal" style:text-underline-style="none" fo:font-weight="normal" style:text-blinking="false" fo:background-color="transparent" loext:char-shading-value="0" fo:padding="0cm" fo:border="none"/>
    </style:style>
    <style:style style:name="T14" style:family="text">
      <style:text-properties fo:font-variant="normal" fo:text-transform="none" fo:color="#5a3696" style:text-line-through-style="none" style:text-line-through-type="none" style:font-name="inherit" fo:font-size="12pt" fo:letter-spacing="normal" fo:font-style="normal" style:text-underline-style="none" fo:font-weight="normal" style:text-blinking="false" fo:padding="0cm" fo:border="none"/>
    </style:style>
    <style:style style:name="T15" style:family="text">
      <style:text-properties fo:font-variant="normal" fo:text-transform="none" fo:color="#5a3696" style:text-line-through-style="none" style:text-line-through-type="none" style:font-name="inherit" fo:font-size="12pt" fo:letter-spacing="normal" fo:language="en" fo:country="US" fo:font-style="normal" style:text-underline-style="none" fo:font-weight="normal" style:text-blinking="false" fo:background-color="#f9f9f9" loext:char-shading-value="0" fo:padding="0cm" fo:border="none"/>
    </style:style>
    <style:style style:name="T16" style:family="text">
      <style:text-properties fo:font-variant="normal" fo:text-transform="none" fo:color="#5a3696" style:text-line-through-style="none" style:text-line-through-type="none" style:font-name="inherit" fo:font-size="12pt" fo:letter-spacing="normal" fo:language="en" fo:country="US" fo:font-style="normal" style:text-underline-style="none" fo:font-weight="normal" style:text-blinking="false" style:font-name-asian="inherit" style:font-size-asian="12pt" style:language-asian="en" style:country-asian="US" style:font-style-asian="normal" style:font-weight-asian="normal" style:font-name-complex="inherit" style:font-size-complex="12pt" style:language-complex="en" style:country-complex="US" style:font-style-complex="normal" style:font-weight-complex="normal" fo:padding="0cm" fo:border="none"/>
    </style:style>
    <style:style style:name="T17" style:family="text">
      <style:text-properties fo:font-variant="normal" fo:text-transform="none" fo:color="#5a3696" style:text-line-through-style="none" style:text-line-through-type="none" style:font-name="inherit" fo:font-size="12pt" fo:letter-spacing="normal" fo:language="en" fo:country="US" fo:font-style="normal" style:text-underline-style="none" fo:font-weight="normal" style:text-blinking="false" fo:padding="0cm" fo:border="none"/>
    </style:style>
    <style:style style:name="T18" style:family="text">
      <style:text-properties fo:font-variant="normal" fo:text-transform="none" fo:color="#5a3696" style:text-line-through-style="none" style:text-line-through-type="none" style:font-name="inherit" fo:font-size="12pt" fo:letter-spacing="normal" fo:language="en" fo:country="US" fo:font-style="normal" style:text-underline-style="none" fo:font-weight="normal" style:text-blinking="false" fo:background-color="transparent" loext:char-shading-value="0" fo:padding="0cm" fo:border="none"/>
    </style:style>
    <style:style style:name="T19" style:family="text">
      <style:text-properties fo:font-variant="normal" fo:text-transform="none" fo:color="#5a3696" style:text-line-through-style="none" style:text-line-through-type="none" style:font-name="monospace" fo:font-size="12pt" fo:letter-spacing="normal" fo:language="en" fo:country="US" fo:font-style="normal" style:text-underline-style="none" fo:font-weight="normal" style:text-blinking="false" fo:padding="0.049cm" fo:border="0.06pt solid #cccccc"/>
    </style:style>
    <style:style style:name="T20" style:family="text">
      <style:text-properties fo:font-variant="normal" fo:text-transform="none" fo:color="#252525" style:font-name="inherit" fo:font-size="12pt" fo:letter-spacing="normal" fo:font-style="normal" fo:font-weight="normal" fo:padding="0cm" fo:border="none"/>
    </style:style>
    <style:style style:name="T21" style:family="text">
      <style:text-properties fo:font-variant="normal" fo:text-transform="none" fo:color="#252525" style:font-name="inherit" fo:font-size="12pt" fo:letter-spacing="normal" fo:language="en" fo:country="US" fo:font-style="normal" fo:font-weight="normal" style:font-name-asian="inherit" style:font-size-asian="12pt" style:language-asian="en" style:country-asian="US" style:font-style-asian="normal" style:font-weight-asian="normal" style:font-name-complex="inherit" style:font-size-complex="12pt" style:language-complex="en" style:country-complex="US" style:font-style-complex="normal" style:font-weight-complex="normal" fo:padding="0cm" fo:border="none"/>
    </style:style>
    <style:style style:name="T22" style:family="text">
      <style:text-properties fo:font-variant="normal" fo:text-transform="none" fo:color="#252525" style:font-name="inherit" fo:font-size="12pt" fo:letter-spacing="normal" fo:language="en" fo:country="US" fo:font-style="normal" fo:font-weight="normal" fo:padding="0cm" fo:border="none"/>
    </style:style>
    <style:style style:name="T23" style:family="text">
      <style:text-properties fo:font-variant="normal" fo:text-transform="none" fo:color="#252525" style:font-name="inherit" fo:font-size="12pt" fo:letter-spacing="normal" fo:language="en" fo:country="US" fo:font-style="italic" fo:font-weight="normal" fo:padding="0cm" fo:border="none"/>
    </style:style>
    <style:style style:name="T24" style:family="text">
      <style:text-properties fo:font-variant="normal" fo:text-transform="none" fo:color="#252525" style:font-name="monospace" fo:font-size="12pt" fo:letter-spacing="normal" fo:language="en" fo:country="US" fo:font-style="normal" fo:font-weight="normal" fo:padding="0.049cm" fo:border="0.06pt solid #cccccc"/>
    </style:style>
    <style:style style:name="T25" style:family="text">
      <style:text-properties style:font-name="monospace" fo:font-size="12pt" fo:language="en" fo:country="US" fo:font-style="normal" fo:font-weight="normal"/>
    </style:style>
    <style:style style:name="fr1" style:family="graphic" style:parent-style-name="Frame">
      <style:graphic-properties fo:margin-left="0cm" fo:margin-right="0cm" fo:margin-top="0cm" fo:margin-bottom="0.212cm" style:wrap="run-through" style:number-wrapped-paragraphs="no-limit" style:vertical-pos="top" style:vertical-rel="char" style:horizontal-pos="left" style:horizontal-rel="char" fo:padding="0cm" fo:border="none"/>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eeeeee" fo:margin-left="0cm" fo:margin-right="0cm" style:editable="false">
        <style:columns fo:column-count="1" fo:column-gap="0cm"/>
        <style:background-image/>
      </style:section-properties>
    </style:style>
    <style:style style:name="Sect3"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0.499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apply-filter="true" form:control-implementation="ooo:com.sun.star.form.component.Form" office:target-frame="" xlink:href="http://en.m.wikibooks.org/w/index.php" xlink:type="simple">
          <form:properties>
            <form:property form:property-name="PropertyChangeNotificationEnabled" office:value-type="boolean" office:boolean-value="true"/>
          </form:properties>
          <form:text form:name="search" form:control-implementation="ooo:com.sun.star.form.component.TextField" xml:id="control1" form:id="control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Strings help</text:p>
      <text:p text:style-name="Standard"/>
      <text:section text:style-name="Sect1" text:name="mw-mf-viewport">
        <text:section text:style-name="Sect1" text:name="mw-mf-page-center">
          <text:p text:style-name="P2"><text:bookmark text:name="mw-mf-main-menu-button"/><text:a xlink:type="simple" xlink:href="http://en.m.wikibooks.org/wiki/Special:MobileMenu"><text:span text:style-name="T6">Open main menu</text:span></text:a></text:p>
          <text:p text:style-name="P3"><text:bookmark text:name="searchInput"/><draw:control text:anchor-type="as-char" draw:z-index="0" draw:style-name="gr1" draw:text-style-name="P39" svg:width="26.327cm" svg:height="0.768cm" draw:control="control1"/></text:p>
          <text:section text:style-name="Sect1" text:name="content_wrapper">
            <text:p text:style-name="P2"/>
            <text:section text:style-name="Sect2" text:name="mw-mf-last-modified">
              <text:p text:style-name="P2"><text:a xlink:type="simple" xlink:href="http://en.m.wikibooks.org/wiki/Special:History/Python_Programming/Strings"><text:span text:style-name="T10">Last edited 23 days ago</text:span></text:a><text:span text:style-name="T12"> by </text:span><text:a xlink:type="simple" xlink:href="http://en.m.wikibooks.org/wiki/Special:UserProfile/Ruy_Pugliesi"><text:span text:style-name="T11">Ruy Pugliesi</text:span></text:a></text:p>
            </text:section>
            <text:h text:style-name="P24" text:outline-level="1"><text:bookmark text:name="section_0"/>Python Programming/Strings</text:h>
            <text:list xml:id="list3671457524454837259" text:style-name="L1">
              <text:list-item>
                <text:p text:style-name="P18"><draw:frame draw:style-name="fr1" draw:name="Frame1" text:anchor-type="char" svg:width="1.058cm" draw:z-index="1"><draw:text-box fo:min-height="0.847cm"><text:p text:style-name="P4">Watch this page</text:p></draw:text-box></draw:frame><text:bookmark text:name="page-actions"/><text:bookmark text:name="ca-edit"/><text:bookmark text:name="ca-watch"/></text:p>
              </text:list-item>
            </text:list>
            <text:section text:style-name="Sect3" text:name="content">
              <table:table table:name="Table1" table:style-name="Table1">
                <table:table-column table:style-name="Table1.A" table:number-columns-repeated="3"/>
                <table:table-row>
                  <table:table-cell table:style-name="Table1.A1" office:value-type="string">
                    <text:p text:style-name="P21"><text:a xlink:type="simple" xlink:href="http://en.m.wikibooks.org/wiki/Python_Programming/Numbers"><text:span text:style-name="T8">Previous: Numbers</text:span></text:a></text:p>
                  </table:table-cell>
                  <table:table-cell table:style-name="Table1.A1" office:value-type="string">
                    <text:p text:style-name="P22"><text:a xlink:type="simple" xlink:href="http://en.m.wikibooks.org/wiki/Python_Programming"><text:span text:style-name="T8">Index</text:span></text:a></text:p>
                  </table:table-cell>
                  <table:table-cell table:style-name="Table1.A1" office:value-type="string">
                    <text:p text:style-name="P23"><text:a xlink:type="simple" xlink:href="http://en.m.wikibooks.org/wiki/Python_Programming/Text"><text:span text:style-name="T8">Next: Text</text:span></text:a></text:p>
                  </table:table-cell>
                </table:table-row>
              </table:table>
              <text:h text:style-name="P25" text:outline-level="2">Contents</text:h>
              <text:section text:style-name="Sect1" text:name="toc-collapsible-block-0">
                <text:list xml:id="list1062749757393192757" text:style-name="L2">
                  <text:list-item>
                    <text:p text:style-name="P20"><text:a xlink:type="simple" xlink:href="http://en.m.wikibooks.org/wiki/Python_Programming/Strings#String_operations"><text:span text:style-name="T6">String operations</text:span></text:a></text:p>
                    <text:list>
                      <text:list-item>
                        <text:p text:style-name="P20"><text:a xlink:type="simple" xlink:href="http://en.m.wikibooks.org/wiki/Python_Programming/Strings#Equality"><text:span text:style-name="T15">Equality</text:span></text:a></text:p>
                      </text:list-item>
                      <text:list-item>
                        <text:p text:style-name="P20"><text:a xlink:type="simple" xlink:href="http://en.m.wikibooks.org/wiki/Python_Programming/Strings#Numerical"><text:span text:style-name="T15">Numerical</text:span></text:a></text:p>
                      </text:list-item>
                      <text:list-item>
                        <text:p text:style-name="P20"><text:a xlink:type="simple" xlink:href="http://en.m.wikibooks.org/wiki/Python_Programming/Strings#Containment"><text:span text:style-name="T15">Containment</text:span></text:a></text:p>
                      </text:list-item>
                      <text:list-item>
                        <text:p text:style-name="P20"><text:a xlink:type="simple" xlink:href="http://en.m.wikibooks.org/wiki/Python_Programming/Strings#Indexing_and_Slicing"><text:span text:style-name="T15">Indexing and Slicing</text:span></text:a></text:p>
                      </text:list-item>
                    </text:list>
                  </text:list-item>
                  <text:list-item>
                    <text:p text:style-name="P20"><text:a xlink:type="simple" xlink:href="http://en.m.wikibooks.org/wiki/Python_Programming/Strings#String_constants"><text:span text:style-name="T15">String constants</text:span></text:a></text:p>
                  </text:list-item>
                  <text:list-item>
                    <text:p text:style-name="P20"><text:a xlink:type="simple" xlink:href="http://en.m.wikibooks.org/wiki/Python_Programming/Strings#String_methods"><text:span text:style-name="T15">String methods</text:span></text:a></text:p>
                    <text:list>
                      <text:list-item>
                        <text:p text:style-name="P20"><text:a xlink:type="simple" xlink:href="http://en.m.wikibooks.org/wiki/Python_Programming/Strings#is.2A"><text:span text:style-name="T15">is*</text:span></text:a></text:p>
                      </text:list-item>
                      <text:list-item>
                        <text:p text:style-name="P20"><text:a xlink:type="simple" xlink:href="http://en.m.wikibooks.org/wiki/Python_Programming/Strings#Title.2C_Upper.2C_Lower.2C_Swapcase.2C_Capitalize"><text:span text:style-name="T15">Title, Upper, Lower, Swapcase, Capitalize</text:span></text:a></text:p>
                      </text:list-item>
                      <text:list-item>
                        <text:p text:style-name="P20"><text:a xlink:type="simple" xlink:href="http://en.m.wikibooks.org/wiki/Python_Programming/Strings#count"><text:span text:style-name="T15">count</text:span></text:a></text:p>
                      </text:list-item>
                      <text:list-item>
                        <text:p text:style-name="P20"><text:a xlink:type="simple" xlink:href="http://en.m.wikibooks.org/wiki/Python_Programming/Strings#strip.2C_rstrip.2C_lstrip"><text:span text:style-name="T15">strip, rstrip, lstrip</text:span></text:a></text:p>
                      </text:list-item>
                      <text:list-item>
                        <text:p text:style-name="P20"><text:a xlink:type="simple" xlink:href="http://en.m.wikibooks.org/wiki/Python_Programming/Strings#ljust.2C_rjust.2C_center"><text:span text:style-name="T15">ljust, rjust, center</text:span></text:a></text:p>
                      </text:list-item>
                      <text:list-item>
                        <text:p text:style-name="P20"><text:a xlink:type="simple" xlink:href="http://en.m.wikibooks.org/wiki/Python_Programming/Strings#join"><text:span text:style-name="T15">join</text:span></text:a></text:p>
                      </text:list-item>
                      <text:list-item>
                        <text:p text:style-name="P20"><text:a xlink:type="simple" xlink:href="http://en.m.wikibooks.org/wiki/Python_Programming/Strings#find.2C_index.2C_rfind.2C_rindex"><text:span text:style-name="T15">find, index, rfind, rindex</text:span></text:a></text:p>
                      </text:list-item>
                      <text:list-item>
                        <text:p text:style-name="P20"><text:a xlink:type="simple" xlink:href="http://en.m.wikibooks.org/wiki/Python_Programming/Strings#replace"><text:span text:style-name="T15">replace</text:span></text:a></text:p>
                      </text:list-item>
                      <text:list-item>
                        <text:p text:style-name="P20"><text:a xlink:type="simple" xlink:href="http://en.m.wikibooks.org/wiki/Python_Programming/Strings#expandtabs"><text:span text:style-name="T15">expandtabs</text:span></text:a></text:p>
                      </text:list-item>
                      <text:list-item>
                        <text:p text:style-name="P20"><text:a xlink:type="simple" xlink:href="http://en.m.wikibooks.org/wiki/Python_Programming/Strings#split.2C_splitlines"><text:span text:style-name="T15">split, splitlines</text:span></text:a></text:p>
                      </text:list-item>
                    </text:list>
                  </text:list-item>
                  <text:list-item>
                    <text:p text:style-name="P20"><text:a xlink:type="simple" xlink:href="http://en.m.wikibooks.org/wiki/Python_Programming/Strings#Exercises"><text:span text:style-name="T15">Exercises</text:span></text:a></text:p>
                  </text:list-item>
                  <text:list-item>
                    <text:p text:style-name="P20"><text:a xlink:type="simple" xlink:href="http://en.m.wikibooks.org/wiki/Python_Programming/Strings#External_links"><text:span text:style-name="T15">External links</text:span></text:a></text:p>
                  </text:list-item>
                </text:list>
              </text:section>
              <text:h text:style-name="P27" text:outline-level="2"><text:bookmark text:name="String_operations"/><text:span text:style-name="T21">String operations</text:span><text:a xlink:type="simple" xlink:href="http://en.m.wikibooks.org/wiki/Python_Programming/Strings#/editor/1"><text:span text:style-name="T16">Edit</text:span></text:a></text:h>
              <text:section text:style-name="Sect1" text:name="content-collapsible-block-0">
                <text:h text:style-name="P28" text:outline-level="3"><text:bookmark text:name="Equality"/>Equality</text:h>
                <text:p text:style-name="P14"><text:span text:style-name="T22">Two strings are equal if they have </text:span><text:span text:style-name="T23">exactly</text:span><text:span text:style-name="T22"> the same contents, meaning that they are both the same length and each character has a one-to-one positional correspondence. Many other languages compare strings by identity instead; that is, two strings are considered equal only if they occupy the same space in memory. Python uses the </text:span><text:a xlink:type="simple" xlink:href="http://en.m.wikibooks.org/wiki/Python_Programming/Operators#Identity"><text:span text:style-name="Source_20_Text"><text:span text:style-name="T19">is</text:span></text:span></text:a><text:a xlink:type="simple" xlink:href="http://en.m.wikibooks.org/wiki/Python_Programming/Operators#Identity"><text:span text:style-name="T17"> operator</text:span></text:a><text:span text:style-name="T22"> to test the identity of strings and any two objects in general.</text:span></text:p>
                <text:p text:style-name="P7">Examples:</text:p>
                <text:p text:style-name="P30"><text:soft-page-break/><text:span text:style-name="T1">&gt;&gt;&gt;</text:span> a <text:span text:style-name="T1">=</text:span> <text:span text:style-name="T1">'hello';</text:span> b <text:span text:style-name="T1">=</text:span> <text:span text:style-name="T1">'hello'</text:span> <text:span text:style-name="T1"># Assign 'hello' to a and b.</text:span></text:p>
                <text:p text:style-name="P30"><text:span text:style-name="T1">&gt;&gt;&gt;</text:span> a <text:span text:style-name="T1">==</text:span> b <text:s text:c="18"/><text:span text:style-name="T1"># check for equality</text:span></text:p>
                <text:p text:style-name="P31">True</text:p>
                <text:p text:style-name="P30"><text:span text:style-name="T1">&gt;&gt;&gt;</text:span> a <text:span text:style-name="T1">==</text:span> <text:span text:style-name="T1">'hello'</text:span> <text:s text:c="12"/><text:span text:style-name="T1">#</text:span></text:p>
                <text:p text:style-name="P31">True</text:p>
                <text:p text:style-name="P30"><text:span text:style-name="T1">&gt;&gt;&gt;</text:span> a <text:span text:style-name="T1">==</text:span> <text:span text:style-name="T1">"hello"</text:span> <text:s text:c="12"/><text:span text:style-name="T1"># (choice of delimiter is unimportant)</text:span></text:p>
                <text:p text:style-name="P31">True</text:p>
                <text:p text:style-name="P30"><text:span text:style-name="T1">&gt;&gt;&gt;</text:span> a <text:span text:style-name="T1">==</text:span> <text:span text:style-name="T1">'hello '</text:span> <text:s text:c="11"/><text:span text:style-name="T1"># (extra space)</text:span></text:p>
                <text:p text:style-name="P31">False</text:p>
                <text:p text:style-name="P30"><text:span text:style-name="T1">&gt;&gt;&gt;</text:span> a <text:span text:style-name="T1">==</text:span> <text:span text:style-name="T1">'Hello'</text:span> <text:s text:c="12"/><text:span text:style-name="T1"># (wrong case)</text:span></text:p>
                <text:p text:style-name="P31">False</text:p>
                <text:h text:style-name="P29" text:outline-level="3"><text:bookmark text:name="Numerical"/>Numerical</text:h>
                <text:p text:style-name="P7">There are two quasi-numerical operations which can be done on strings -- addition and multiplication. String addition is just another name for concatenation. String multiplication is repetitive addition, or concatenation. So:</text:p>
                <text:p text:style-name="P30"><text:span text:style-name="T1">&gt;&gt;&gt;</text:span> c <text:span text:style-name="T1">=</text:span> <text:span text:style-name="T1">'a'</text:span></text:p>
                <text:p text:style-name="P30"><text:span text:style-name="T1">&gt;&gt;&gt;</text:span> c + <text:span text:style-name="T1">'b'</text:span></text:p>
                <text:p text:style-name="P31">'ab'</text:p>
                <text:p text:style-name="P30"><text:span text:style-name="T1">&gt;&gt;&gt;</text:span> c * <text:span text:style-name="T1">5</text:span></text:p>
                <text:p text:style-name="P31">'aaaaa'</text:p>
                <text:h text:style-name="P29" text:outline-level="3"><text:bookmark text:name="Containment"/>Containment</text:h>
                <text:p text:style-name="P7">There is a simple operator 'in' that returns True if the first operand is contained in the second. This also works on substrings</text:p>
                <text:p text:style-name="P30"><text:span text:style-name="T1">&gt;&gt;&gt;</text:span> x <text:span text:style-name="T1">=</text:span> <text:span text:style-name="T1">'hello'</text:span></text:p>
                <text:p text:style-name="P30"><text:span text:style-name="T1">&gt;&gt;&gt;</text:span> y <text:span text:style-name="T1">=</text:span> <text:span text:style-name="T1">'ell'</text:span></text:p>
                <text:p text:style-name="P30"><text:span text:style-name="T1">&gt;&gt;&gt;</text:span> x <text:span text:style-name="T1">in</text:span> y</text:p>
                <text:p text:style-name="P31">False</text:p>
                <text:p text:style-name="P30"><text:span text:style-name="T1">&gt;&gt;&gt;</text:span> y <text:span text:style-name="T1">in</text:span> x</text:p>
                <text:p text:style-name="P31">True</text:p>
                <text:p text:style-name="P7">Note that 'print x in y' would have also returned the same value.</text:p>
                <text:h text:style-name="P29" text:outline-level="3"><text:bookmark text:name="Indexing_and_Slicing"/>Indexing and Slicing</text:h>
                <text:p text:style-name="P7">Much like arrays in other languages, the individual characters in a string can be <text:soft-page-break/>accessed by an integer representing its position in the string. The first character in string s would be s[0] and the nth character would be at s[n-1].</text:p>
                <text:p text:style-name="P30"><text:span text:style-name="T1">&gt;&gt;&gt;</text:span> s <text:span text:style-name="T1">=</text:span> <text:span text:style-name="T1">"Xanadu"</text:span></text:p>
                <text:p text:style-name="P30"><text:span text:style-name="T1">&gt;&gt;&gt;</text:span> s<text:span text:style-name="T1">[1]</text:span></text:p>
                <text:p text:style-name="P31">'a'</text:p>
                <text:p text:style-name="P7">Unlike arrays in other languages, Python also indexes the arrays backwards, using negative numbers. The last character has index -1, the second to last character has index -2, and so on.</text:p>
                <text:p text:style-name="P30"><text:span text:style-name="T1">&gt;&gt;&gt;</text:span> s<text:span text:style-name="T1">[</text:span>-<text:span text:style-name="T1">4]</text:span></text:p>
                <text:p text:style-name="P31">'n'</text:p>
                <text:p text:style-name="P7">We can also use "slices" to access a substring of s. s[a:b] will give us a string starting with s[a] and ending with s[b-1].</text:p>
                <text:p text:style-name="P30"><text:span text:style-name="T1">&gt;&gt;&gt;</text:span> s<text:span text:style-name="T1">[1</text:span>:<text:span text:style-name="T1">4]</text:span></text:p>
                <text:p text:style-name="P31">'ana'</text:p>
                <text:p text:style-name="P7">None of these are assignable.</text:p>
                <text:p text:style-name="P30"><text:span text:style-name="T1">&gt;&gt;&gt;</text:span> <text:span text:style-name="T1">print</text:span> s</text:p>
                <text:p text:style-name="P30"><text:span text:style-name="T1">&gt;&gt;&gt;</text:span> s<text:span text:style-name="T1">[0]</text:span> <text:span text:style-name="T1">=</text:span> <text:span text:style-name="T1">'J'</text:span></text:p>
                <text:p text:style-name="P30">Traceback <text:span text:style-name="T1">(</text:span>most recent call last<text:span text:style-name="T1">)</text:span>:</text:p>
                <text:p text:style-name="P30">File <text:span text:style-name="T1">"&lt;stdin&gt;",</text:span> line <text:span text:style-name="T1">1,</text:span> <text:span text:style-name="T1">in</text:span> ?</text:p>
                <text:p text:style-name="P30"><text:span text:style-name="T1">TypeError</text:span>: <text:span text:style-name="T1">object</text:span> does <text:span text:style-name="T1">not</text:span> support item assignment</text:p>
                <text:p text:style-name="P30"><text:span text:style-name="T1">&gt;&gt;&gt;</text:span> s<text:span text:style-name="T1">[1</text:span>:<text:span text:style-name="T1">3]</text:span> <text:span text:style-name="T1">=</text:span> <text:span text:style-name="T1">"up"</text:span></text:p>
                <text:p text:style-name="P30">Traceback <text:span text:style-name="T1">(</text:span>most recent call last<text:span text:style-name="T1">)</text:span>:</text:p>
                <text:p text:style-name="P30">File <text:span text:style-name="T1">"&lt;stdin&gt;",</text:span> line <text:span text:style-name="T1">1,</text:span> <text:span text:style-name="T1">in</text:span> ?</text:p>
                <text:p text:style-name="P30"><text:span text:style-name="T1">TypeError</text:span>: <text:span text:style-name="T1">object</text:span> does <text:span text:style-name="T1">not</text:span> support <text:span text:style-name="T1">slice</text:span> assignment</text:p>
                <text:p text:style-name="P30"><text:span text:style-name="T1">&gt;&gt;&gt;</text:span> <text:span text:style-name="T1">print</text:span> s</text:p>
                <text:p text:style-name="P7">Outputs (assuming the errors were suppressed):</text:p>
                <text:p text:style-name="P33">Xanadu</text:p>
                <text:p text:style-name="P35">Xanadu</text:p>
                <text:p text:style-name="P7">Another feature of slices is that if the beginning or end is left empty, it will default to the first or last index, depending on context:</text:p>
                <text:p text:style-name="P30"><text:span text:style-name="T1">&gt;&gt;&gt;</text:span> s<text:span text:style-name="T1">[2</text:span>:<text:span text:style-name="T1">]</text:span></text:p>
                <text:p text:style-name="P31"><text:soft-page-break/>'nadu'</text:p>
                <text:p text:style-name="P30"><text:span text:style-name="T1">&gt;&gt;&gt;</text:span> s<text:span text:style-name="T1">[</text:span>:<text:span text:style-name="T1">3]</text:span></text:p>
                <text:p text:style-name="P31">'Xan'</text:p>
                <text:p text:style-name="P30"><text:span text:style-name="T1">&gt;&gt;&gt;</text:span> s<text:span text:style-name="T1">[</text:span>:<text:span text:style-name="T1">]</text:span></text:p>
                <text:p text:style-name="P31">'Xanadu'</text:p>
                <text:p text:style-name="P7">You can also use negative numbers in slices:</text:p>
                <text:p text:style-name="P30"><text:span text:style-name="T1">&gt;&gt;&gt;</text:span> <text:span text:style-name="T1">print</text:span> s<text:span text:style-name="T1">[</text:span>-<text:span text:style-name="T1">2</text:span>:<text:span text:style-name="T1">]</text:span></text:p>
                <text:p text:style-name="P31">'du'</text:p>
                <text:p text:style-name="P7">To understand slices, it's easiest not to count the elements themselves. It is a bit like counting not on your fingers, but in the spaces between them. The list is indexed like this:</text:p>
                <text:p text:style-name="P33">Element: <text:s text:c="4"/>1 <text:s text:c="4"/>2 <text:s text:c="4"/>3 <text:s text:c="4"/>4</text:p>
                <text:p text:style-name="P35">Index: <text:s text:c="3"/>0 <text:s text:c="4"/>1 <text:s text:c="4"/>2 <text:s text:c="4"/>3 <text:s text:c="4"/>4</text:p>
                <text:p text:style-name="P36"><text:s text:c="9"/><text:span text:style-name="T25">-4 <text:s text:c="3"/>-3 <text:s text:c="3"/>-2 <text:s text:c="3"/>-1</text:span></text:p>
                <text:p text:style-name="P7">So, when we ask for the [1:3] slice, that means we start at index 1, and end at index 3, and take everything in between them. If you are used to indexes in C or Java, this can be a bit disconcerting until you get used to it.</text:p>
              </text:section>
              <text:h text:style-name="P27" text:outline-level="2"><text:bookmark text:name="String_constants"/><text:span text:style-name="T21">String constants</text:span><text:a xlink:type="simple" xlink:href="http://en.m.wikibooks.org/wiki/Python_Programming/Strings#/editor/6"><text:span text:style-name="T16">Edit</text:span></text:a></text:h>
              <text:section text:style-name="Sect1" text:name="content-collapsible-block-1">
                <text:p text:style-name="P12">String constants can be found in the standard string module such as; either single or double quotes may be used to delimit string constants.</text:p>
              </text:section>
              <text:h text:style-name="P27" text:outline-level="2"><text:bookmark text:name="String_methods"/><text:span text:style-name="T21">String methods</text:span><text:a xlink:type="simple" xlink:href="http://en.m.wikibooks.org/wiki/Python_Programming/Strings#/editor/7"><text:span text:style-name="T16">Edit</text:span></text:a></text:h>
              <text:section text:style-name="Sect1" text:name="content-collapsible-block-2">
                <text:p text:style-name="P12">There are a number of methods or built-in string functions:</text:p>
                <text:list xml:id="list6742322613151957395" text:style-name="L3">
                  <text:list-item>
                    <text:p text:style-name="P6">capitalize</text:p>
                  </text:list-item>
                  <text:list-item>
                    <text:p text:style-name="P6">center</text:p>
                  </text:list-item>
                  <text:list-item>
                    <text:p text:style-name="P6">count</text:p>
                  </text:list-item>
                  <text:list-item>
                    <text:p text:style-name="P8">decode</text:p>
                  </text:list-item>
                  <text:list-item>
                    <text:p text:style-name="P8">encode</text:p>
                  </text:list-item>
                  <text:list-item>
                    <text:p text:style-name="P8">endswith</text:p>
                  </text:list-item>
                  <text:list-item>
                    <text:p text:style-name="P6">expandtabs</text:p>
                  </text:list-item>
                  <text:list-item>
                    <text:p text:style-name="P6">find</text:p>
                  </text:list-item>
                  <text:list-item>
                    <text:p text:style-name="P6">index</text:p>
                  </text:list-item>
                  <text:list-item>
                    <text:p text:style-name="P6"><text:soft-page-break/>isalnum</text:p>
                  </text:list-item>
                  <text:list-item>
                    <text:p text:style-name="P6">isalpha</text:p>
                  </text:list-item>
                  <text:list-item>
                    <text:p text:style-name="P6">isdigit</text:p>
                  </text:list-item>
                  <text:list-item>
                    <text:p text:style-name="P6">islower</text:p>
                  </text:list-item>
                  <text:list-item>
                    <text:p text:style-name="P6">isspace</text:p>
                  </text:list-item>
                  <text:list-item>
                    <text:p text:style-name="P6">istitle</text:p>
                  </text:list-item>
                  <text:list-item>
                    <text:p text:style-name="P6">isupper</text:p>
                  </text:list-item>
                  <text:list-item>
                    <text:p text:style-name="P6">join</text:p>
                  </text:list-item>
                  <text:list-item>
                    <text:p text:style-name="P6">ljust</text:p>
                  </text:list-item>
                  <text:list-item>
                    <text:p text:style-name="P6">lower</text:p>
                  </text:list-item>
                  <text:list-item>
                    <text:p text:style-name="P6">lstrip</text:p>
                  </text:list-item>
                  <text:list-item>
                    <text:p text:style-name="P6">replace</text:p>
                  </text:list-item>
                  <text:list-item>
                    <text:p text:style-name="P6">rfind</text:p>
                  </text:list-item>
                  <text:list-item>
                    <text:p text:style-name="P6">rindex</text:p>
                  </text:list-item>
                  <text:list-item>
                    <text:p text:style-name="P6">rjust</text:p>
                  </text:list-item>
                  <text:list-item>
                    <text:p text:style-name="P6">rstrip</text:p>
                  </text:list-item>
                  <text:list-item>
                    <text:p text:style-name="P6">split</text:p>
                  </text:list-item>
                  <text:list-item>
                    <text:p text:style-name="P6">splitlines</text:p>
                  </text:list-item>
                  <text:list-item>
                    <text:p text:style-name="P8">startswith</text:p>
                  </text:list-item>
                  <text:list-item>
                    <text:p text:style-name="P6">strip</text:p>
                  </text:list-item>
                  <text:list-item>
                    <text:p text:style-name="P6">swapcase</text:p>
                  </text:list-item>
                  <text:list-item>
                    <text:p text:style-name="P6">title</text:p>
                  </text:list-item>
                  <text:list-item>
                    <text:p text:style-name="P8">translate</text:p>
                  </text:list-item>
                  <text:list-item>
                    <text:p text:style-name="P6">upper</text:p>
                  </text:list-item>
                  <text:list-item>
                    <text:p text:style-name="P8">zfill</text:p>
                  </text:list-item>
                </text:list>
                <text:p text:style-name="P7">Only emphasized items will be covered.</text:p>
                <text:h text:style-name="P29" text:outline-level="3"><text:bookmark text:name="is.2A"/>is*</text:h>
                <text:p text:style-name="P7">isalnum(), isalpha(), isdigit(), islower(), isupper(), isspace(), and istitle() fit into this category.</text:p>
                <text:p text:style-name="P7">The length of the string object being compared must be at least 1, or the is* <text:soft-page-break/>methods will return False. In other words, a string object of len(string) == 0, is considered "empty", or False.</text:p>
                <text:list xml:id="list3089006434767446320" text:style-name="L4">
                  <text:list-item>
                    <text:p text:style-name="P9"><text:span text:style-name="T9">isalnum</text:span> returns True if the string is entirely composed of alphabetic and/or numeric characters (i.e. no punctuation).</text:p>
                  </text:list-item>
                  <text:list-item>
                    <text:p text:style-name="P9"><text:span text:style-name="T9">isalpha</text:span> and <text:span text:style-name="T9">isdigit</text:span> work similarly for alphabetic characters or numeric characters only.</text:p>
                  </text:list-item>
                  <text:list-item>
                    <text:p text:style-name="P9"><text:span text:style-name="T9">isspace</text:span> returns True if the string is composed entirely of whitespace.</text:p>
                  </text:list-item>
                  <text:list-item>
                    <text:p text:style-name="P9"><text:span text:style-name="T9">islower</text:span>, <text:span text:style-name="T9">isupper</text:span>, and <text:span text:style-name="T9">istitle</text:span> return True if the string is in lowercase, uppercase, or titlecase respectively. Uncased characters are "allowed", such as digits, but there must be at least one cased character in the string object in order to return True. Titlecase means the first cased character of each word is uppercase, and any immediately following cased characters are lowercase. Curiously, 'Y2K'.istitle() returns True. That is because uppercase characters can only follow uncased characters. Likewise, lowercase characters can only follow uppercase or lowercase characters. Hint: whitespace is uncased.</text:p>
                  </text:list-item>
                </text:list>
                <text:p text:style-name="P7">Example:</text:p>
                <text:p text:style-name="P30"><text:span text:style-name="T1">&gt;&gt;&gt;</text:span> <text:span text:style-name="T1">'2YK'</text:span>.<text:span text:style-name="T1">istitle()</text:span></text:p>
                <text:p text:style-name="P31">False</text:p>
                <text:p text:style-name="P30"><text:span text:style-name="T1">&gt;&gt;&gt;</text:span> <text:span text:style-name="T1">'Y2K'</text:span>.<text:span text:style-name="T1">istitle()</text:span></text:p>
                <text:p text:style-name="P31">True</text:p>
                <text:p text:style-name="P30"><text:span text:style-name="T1">&gt;&gt;&gt;</text:span> <text:span text:style-name="T1">'2Y K'</text:span>.<text:span text:style-name="T1">istitle()</text:span></text:p>
                <text:p text:style-name="P31">True</text:p>
                <text:h text:style-name="P29" text:outline-level="3"><text:bookmark text:name="Title.2C_Upper.2C_Lower.2C_Swapcase.2C_Capitalize"/>Title, Upper, Lower, Swapcase, Capitalize</text:h>
                <text:p text:style-name="P7">Returns the string converted to title case, upper case, lower case, inverts case, or capitalizes, respectively.</text:p>
                <text:p text:style-name="P7">The <text:span text:style-name="T9">title</text:span> method capitalizes the first letter of each word in the string (and makes the rest lower case). Words are identified as substrings of alphabetic characters that are separated by non-alphabetic characters, such as digits, or whitespace. This can lead to some unexpected behavior. For example, the string "x1x" will be converted to "X1X" instead of "X1x".</text:p>
                <text:p text:style-name="P7">The <text:span text:style-name="T9">swapcase</text:span> method makes all uppercase letters lowercase and vice versa.</text:p>
                <text:p text:style-name="P7"><text:soft-page-break/>The <text:span text:style-name="T9">capitalize</text:span> method is like title except that it considers the entire string to be a word. (i.e. it makes the first character upper case and the rest lower case)</text:p>
                <text:p text:style-name="P7">Example:</text:p>
                <text:p text:style-name="P30">s <text:span text:style-name="T1">=</text:span> <text:span text:style-name="T1">'Hello, wOrLD'</text:span></text:p>
                <text:p text:style-name="P30"><text:span text:style-name="T1">print</text:span> s <text:s text:c="13"/><text:span text:style-name="T1"># 'Hello, wOrLD'</text:span></text:p>
                <text:p text:style-name="P30"><text:span text:style-name="T1">print</text:span> s.<text:span text:style-name="T1">title()</text:span> <text:s text:c="5"/><text:span text:style-name="T1"># 'Hello, World'</text:span></text:p>
                <text:p text:style-name="P30"><text:span text:style-name="T1">print</text:span> s.<text:span text:style-name="T1">swapcase()</text:span> <text:s text:c="2"/><text:span text:style-name="T1"># 'hELLO, WoRld'</text:span></text:p>
                <text:p text:style-name="P30"><text:span text:style-name="T1">print</text:span> s.<text:span text:style-name="T1">upper()</text:span> <text:s text:c="5"/><text:span text:style-name="T1"># 'HELLO, WORLD'</text:span></text:p>
                <text:p text:style-name="P30"><text:span text:style-name="T1">print</text:span> s.<text:span text:style-name="T1">lower()</text:span> <text:s text:c="5"/><text:span text:style-name="T1"># 'hello, world'</text:span></text:p>
                <text:p text:style-name="P30"><text:span text:style-name="T1">print</text:span> s.<text:span text:style-name="T1">capitalize()</text:span> <text:span text:style-name="T1"># 'Hello, world'</text:span></text:p>
                <text:p text:style-name="P7">Keywords: to lower case, to upper case, lcase, ucase, downcase, upcase.</text:p>
                <text:h text:style-name="P29" text:outline-level="3"><text:bookmark text:name="count"/>count</text:h>
                <text:p text:style-name="P7">Returns the number of the specified substrings in the string. i.e.</text:p>
                <text:p text:style-name="P30"><text:span text:style-name="T1">&gt;&gt;&gt;</text:span> s <text:span text:style-name="T1">=</text:span> <text:span text:style-name="T1">'Hello, world'</text:span></text:p>
                <text:p text:style-name="P30"><text:span text:style-name="T1">&gt;&gt;&gt;</text:span> s.<text:span text:style-name="T1">count('o')</text:span> <text:span text:style-name="T1"># print the number of 'o's in 'Hello, World' (2)</text:span></text:p>
                <text:p text:style-name="P31">2</text:p>
                <text:p text:style-name="P7">Hint: .count() is case-sensitive, so this example will only count the number of lowercase letter 'o's. For example, if you ran:</text:p>
                <text:p text:style-name="P30"><text:span text:style-name="T1">&gt;&gt;&gt;</text:span> s <text:span text:style-name="T1">=</text:span> <text:span text:style-name="T1">'HELLO, WORLD'</text:span></text:p>
                <text:p text:style-name="P30"><text:span text:style-name="T1">&gt;&gt;&gt;</text:span> s.<text:span text:style-name="T1">count('o')</text:span> <text:span text:style-name="T1"># print the number of lowercase 'o's in 'HELLO, WORLD' (0)</text:span></text:p>
                <text:p text:style-name="P31">0</text:p>
                <text:h text:style-name="P29" text:outline-level="3"><text:bookmark text:name="strip.2C_rstrip.2C_lstrip"/>strip, rstrip, lstrip</text:h>
                <text:p text:style-name="P7">Returns a copy of the string with the leading (lstrip) and trailing (rstrip) whitespace removed. strip removes both.</text:p>
                <text:p text:style-name="P30"><text:span text:style-name="T1">&gt;&gt;&gt;</text:span> s <text:span text:style-name="T1">=</text:span> <text:span text:style-name="T1">'\t Hello, world\n\t '</text:span></text:p>
                <text:p text:style-name="P30"><text:span text:style-name="T1">&gt;&gt;&gt;</text:span> <text:span text:style-name="T1">print</text:span> s</text:p>
                <text:p text:style-name="P32"><text:s text:c="9"/><text:span text:style-name="T25">Hello</text:span><text:span text:style-name="T3">,</text:span><text:span text:style-name="T25"> world</text:span></text:p>
                <text:p text:style-name="P37"><text:s/></text:p>
                <text:p text:style-name="P30"><text:span text:style-name="T1">&gt;&gt;&gt;</text:span> <text:span text:style-name="T1">print</text:span> s.<text:span text:style-name="T1">strip()</text:span></text:p>
                <text:p text:style-name="P30">Hello<text:span text:style-name="T1">,</text:span> world</text:p>
                <text:p text:style-name="P30"><text:span text:style-name="T1">&gt;&gt;&gt;</text:span> <text:span text:style-name="T1">print</text:span> s.<text:span text:style-name="T1">lstrip()</text:span></text:p>
                <text:p text:style-name="P30">Hello<text:span text:style-name="T1">,</text:span> world</text:p>
                <text:p text:style-name="P32"><text:soft-page-break/><text:s text:c="8"/><text:span text:style-name="T3"># ends here</text:span></text:p>
                <text:p text:style-name="P30"><text:span text:style-name="T1">&gt;&gt;&gt;</text:span> <text:span text:style-name="T1">print</text:span> s.<text:span text:style-name="T1">rstrip()</text:span></text:p>
                <text:p text:style-name="P32"><text:s text:c="9"/><text:span text:style-name="T25">Hello</text:span><text:span text:style-name="T3">,</text:span><text:span text:style-name="T25"> world</text:span></text:p>
                <text:p text:style-name="P7">Note the leading and trailing tabs and newlines.</text:p>
                <text:p text:style-name="P7">Strip methods can also be used to remove other types of characters.</text:p>
                <text:p text:style-name="P30"><text:span text:style-name="T1">import</text:span> <text:span text:style-name="T1">string</text:span></text:p>
                <text:p text:style-name="P30">s <text:span text:style-name="T1">=</text:span> <text:span text:style-name="T1">'www.wikibooks.org'</text:span></text:p>
                <text:p text:style-name="P30"><text:span text:style-name="T1">print</text:span> s</text:p>
                <text:p text:style-name="P30"><text:span text:style-name="T1">print</text:span> s.<text:span text:style-name="T1">strip('w')</text:span> <text:s text:c="16"/><text:span text:style-name="T1"># Removes all w's from outside</text:span></text:p>
                <text:p text:style-name="P30"><text:span text:style-name="T1">print</text:span> s.<text:span text:style-name="T1">strip(string</text:span>.<text:span text:style-name="T1">lowercase)</text:span> <text:s text:c="3"/><text:span text:style-name="T1"># Removes all lowercase letters from outside</text:span></text:p>
                <text:p text:style-name="P30"><text:span text:style-name="T1">print</text:span> s.<text:span text:style-name="T1">strip(string</text:span>.<text:span text:style-name="T1">printable)</text:span> <text:s text:c="3"/><text:span text:style-name="T1"># Removes all printable characters</text:span></text:p>
                <text:p text:style-name="P7">Outputs:</text:p>
                <text:p text:style-name="P33">www.wikibooks.org</text:p>
                <text:p text:style-name="P35">.wikibooks.org</text:p>
                <text:p text:style-name="P35">.wikibooks.</text:p>
                <text:p text:style-name="P36"><text:s/></text:p>
                <text:p text:style-name="P7">Note that string.lowercase and string.printable require an import string statement</text:p>
                <text:h text:style-name="P29" text:outline-level="3"><text:bookmark text:name="ljust.2C_rjust.2C_center"/>ljust, rjust, center</text:h>
                <text:p text:style-name="P7">left, right or center justifies a string into a given field size (the rest is padded with spaces).</text:p>
                <text:p text:style-name="P30"><text:span text:style-name="T1">&gt;&gt;&gt;</text:span> s <text:span text:style-name="T1">=</text:span> <text:span text:style-name="T1">'foo'</text:span></text:p>
                <text:p text:style-name="P30"><text:span text:style-name="T1">&gt;&gt;&gt;</text:span> s</text:p>
                <text:p text:style-name="P31">'foo'</text:p>
                <text:p text:style-name="P30"><text:span text:style-name="T1">&gt;&gt;&gt;</text:span> s.<text:span text:style-name="T1">ljust(7)</text:span></text:p>
                <text:p text:style-name="P31">'foo <text:s text:c="3"/>'</text:p>
                <text:p text:style-name="P30"><text:span text:style-name="T1">&gt;&gt;&gt;</text:span> s.<text:span text:style-name="T1">rjust(7)</text:span></text:p>
                <text:p text:style-name="P31">' <text:s text:c="3"/>foo'</text:p>
                <text:p text:style-name="P30"><text:span text:style-name="T1">&gt;&gt;&gt;</text:span> s.<text:span text:style-name="T1">center(7)</text:span></text:p>
                <text:p text:style-name="P31">' <text:s/>foo <text:s/>'</text:p>
                <text:h text:style-name="P29" text:outline-level="3"><text:bookmark text:name="join"/><text:soft-page-break/>join</text:h>
                <text:p text:style-name="P7">Joins together the given sequence with the string as separator:</text:p>
                <text:p text:style-name="P30"><text:span text:style-name="T1">&gt;&gt;&gt;</text:span> seq <text:span text:style-name="T1">=</text:span> <text:span text:style-name="T1">['1',</text:span> <text:span text:style-name="T1">'2',</text:span> <text:span text:style-name="T1">'3',</text:span> <text:span text:style-name="T1">'4',</text:span> <text:span text:style-name="T1">'5']</text:span></text:p>
                <text:p text:style-name="P30"><text:span text:style-name="T1">&gt;&gt;&gt;</text:span> <text:span text:style-name="T1">' '</text:span>.<text:span text:style-name="T1">join(</text:span>seq<text:span text:style-name="T1">)</text:span></text:p>
                <text:p text:style-name="P31">'1 2 3 4 5'</text:p>
                <text:p text:style-name="P30"><text:span text:style-name="T1">&gt;&gt;&gt;</text:span> <text:span text:style-name="T1">'+'</text:span>.<text:span text:style-name="T1">join(</text:span>seq<text:span text:style-name="T1">)</text:span></text:p>
                <text:p text:style-name="P31">'1+2+3+4+5'</text:p>
                <text:p text:style-name="P7">map may be helpful here: (it converts numbers in seq into strings)</text:p>
                <text:p text:style-name="P30"><text:span text:style-name="T1">&gt;&gt;&gt;</text:span> seq <text:span text:style-name="T1">=</text:span> <text:span text:style-name="T1">[1,2,3,4,5]</text:span></text:p>
                <text:p text:style-name="P30"><text:span text:style-name="T1">&gt;&gt;&gt;</text:span> <text:span text:style-name="T1">' '</text:span>.<text:span text:style-name="T1">join(map(str,</text:span> seq<text:span text:style-name="T1">))</text:span></text:p>
                <text:p text:style-name="P31">'1 2 3 4 5'</text:p>
                <text:p text:style-name="P7">now arbitrary objects may be in seq instead of just strings.</text:p>
                <text:h text:style-name="P29" text:outline-level="3"><text:bookmark text:name="find.2C_index.2C_rfind.2C_rindex"/>find, index, rfind, rindex</text:h>
                <text:p text:style-name="P7">The find and index methods return the index of the first found occurrence of the given subsequence. If it is not found, find returns -1 but index raises a ValueError. rfind and rindex are the same as find and index except that they search through the string from right to left (i.e. they find the last occurrence)</text:p>
                <text:p text:style-name="P30"><text:span text:style-name="T1">&gt;&gt;&gt;</text:span> s <text:span text:style-name="T1">=</text:span> <text:span text:style-name="T1">'Hello, world'</text:span></text:p>
                <text:p text:style-name="P30"><text:span text:style-name="T1">&gt;&gt;&gt;</text:span> s.<text:span text:style-name="T1">find('l')</text:span></text:p>
                <text:p text:style-name="P31">2</text:p>
                <text:p text:style-name="P30"><text:span text:style-name="T1">&gt;&gt;&gt;</text:span> s<text:span text:style-name="T1">[</text:span>s.<text:span text:style-name="T1">index('l')</text:span>:<text:span text:style-name="T1">]</text:span></text:p>
                <text:p text:style-name="P31">'llo, world'</text:p>
                <text:p text:style-name="P30"><text:span text:style-name="T1">&gt;&gt;&gt;</text:span> s.<text:span text:style-name="T1">rfind('l')</text:span></text:p>
                <text:p text:style-name="P31">10</text:p>
                <text:p text:style-name="P30"><text:span text:style-name="T1">&gt;&gt;&gt;</text:span> s<text:span text:style-name="T1">[</text:span>:s.<text:span text:style-name="T1">rindex('l')]</text:span></text:p>
                <text:p text:style-name="P31">'Hello, wor'</text:p>
                <text:p text:style-name="P30"><text:span text:style-name="T1">&gt;&gt;&gt;</text:span> s<text:span text:style-name="T1">[</text:span>s.<text:span text:style-name="T1">index('l')</text:span>:s.<text:span text:style-name="T1">rindex('l')]</text:span></text:p>
                <text:p text:style-name="P31">'llo, wor'</text:p>
                <text:p text:style-name="P7">Because Python strings accept negative subscripts, index is probably better used in situations like the one shown because using find instead would yield an unintended value.</text:p>
                <text:h text:style-name="P29" text:outline-level="3"><text:bookmark text:name="replace"/><text:soft-page-break/>replace</text:h>
                <text:p text:style-name="P7">Replace works just like it sounds. It returns a copy of the string with all occurrences of the first parameter replaced with the second parameter.</text:p>
                <text:p text:style-name="P30"><text:span text:style-name="T1">&gt;&gt;&gt;</text:span> <text:span text:style-name="T1">'Hello, world'</text:span>.<text:span text:style-name="T1">replace('o',</text:span> <text:span text:style-name="T1">'X')</text:span></text:p>
                <text:p text:style-name="P31">'HellX, wXrld'</text:p>
                <text:p text:style-name="P7">Or, using variable assignment:</text:p>
                <text:p text:style-name="P30"><text:span text:style-name="T1">string</text:span> <text:span text:style-name="T1">=</text:span> <text:span text:style-name="T1">'Hello, world'</text:span></text:p>
                <text:p text:style-name="P30">newString <text:span text:style-name="T1">=</text:span> <text:span text:style-name="T1">string</text:span>.<text:span text:style-name="T1">replace('o',</text:span> <text:span text:style-name="T1">'X')</text:span></text:p>
                <text:p text:style-name="P30"><text:span text:style-name="T1">print</text:span> <text:span text:style-name="T1">string</text:span></text:p>
                <text:p text:style-name="P30"><text:span text:style-name="T1">print</text:span> newString</text:p>
                <text:p text:style-name="P7">Outputs:</text:p>
                <text:p text:style-name="P33">Hello, world</text:p>
                <text:p text:style-name="P35">HellX, wXrld</text:p>
                <text:p text:style-name="P14"><text:span text:style-name="T22">Notice, the original variable (</text:span><text:span text:style-name="Source_20_Text"><text:span text:style-name="T24">string</text:span></text:span><text:span text:style-name="T22">) remains unchanged after the call to </text:span><text:span text:style-name="Source_20_Text"><text:span text:style-name="T24">replace</text:span></text:span><text:span text:style-name="T22">.</text:span></text:p>
                <text:h text:style-name="P29" text:outline-level="3"><text:bookmark text:name="expandtabs"/>expandtabs</text:h>
                <text:p text:style-name="P7">Replaces tabs with the appropriate number of spaces (default number of spaces per tab = 8; this can be changed by passing the tab size as an argument).</text:p>
                <text:p text:style-name="P30">s <text:span text:style-name="T1">=</text:span> <text:span text:style-name="T1">'abcdefg\tabc\ta'</text:span></text:p>
                <text:p text:style-name="P30"><text:span text:style-name="T1">print</text:span> s</text:p>
                <text:p text:style-name="P30"><text:span text:style-name="T1">print</text:span> <text:span text:style-name="T1">len(</text:span>s<text:span text:style-name="T1">)</text:span></text:p>
                <text:p text:style-name="P30">t <text:span text:style-name="T1">=</text:span> s.<text:span text:style-name="T1">expandtabs()</text:span></text:p>
                <text:p text:style-name="P30"><text:span text:style-name="T1">print</text:span> t</text:p>
                <text:p text:style-name="P30"><text:span text:style-name="T1">print</text:span> <text:span text:style-name="T1">len(</text:span>t<text:span text:style-name="T1">)</text:span></text:p>
                <text:p text:style-name="P7">Outputs:</text:p>
                <text:p text:style-name="P33">abcdefg abc <text:s text:c="4"/>a</text:p>
                <text:p text:style-name="P35">13</text:p>
                <text:p text:style-name="P35">abcdefg abc <text:s text:c="4"/>a</text:p>
                <text:p text:style-name="P35">17</text:p>
                <text:p text:style-name="P7">Notice how (although these both look the same) the second string (t) has a <text:soft-page-break/>different length because each tab is represented by spaces not tab characters.</text:p>
                <text:p text:style-name="P7">To use a tab size of 4 instead of 8:</text:p>
                <text:p text:style-name="P30">v <text:span text:style-name="T1">=</text:span> s.<text:span text:style-name="T1">expandtabs(4)</text:span></text:p>
                <text:p text:style-name="P30"><text:span text:style-name="T1">print</text:span> v</text:p>
                <text:p text:style-name="P30"><text:span text:style-name="T1">print</text:span> <text:span text:style-name="T1">len(</text:span>v<text:span text:style-name="T1">)</text:span></text:p>
                <text:p text:style-name="P7">Outputs:</text:p>
                <text:p text:style-name="P33">abcdefg abc a</text:p>
                <text:p text:style-name="P35">13</text:p>
                <text:p text:style-name="P7">Please note each tab is not always counted as eight spaces. Rather a tab "pushes" the count to the next multiple of eight. For example:</text:p>
                <text:p text:style-name="P30">s <text:span text:style-name="T1">=</text:span> <text:span text:style-name="T1">'\t\t'</text:span></text:p>
                <text:p text:style-name="P30"><text:span text:style-name="T1">print</text:span> s.<text:span text:style-name="T1">expandtabs()</text:span>.<text:span text:style-name="T1">replace(' ',</text:span> <text:span text:style-name="T1">'*')</text:span></text:p>
                <text:p text:style-name="P30"><text:span text:style-name="T1">print</text:span> <text:span text:style-name="T1">len(</text:span>s.<text:span text:style-name="T1">expandtabs())</text:span></text:p>
                <text:p text:style-name="P7">Output:</text:p>
                <text:p text:style-name="P34"><text:s/><text:span text:style-name="T25">****************</text:span></text:p>
                <text:p text:style-name="P36"><text:s/><text:span text:style-name="T25">16</text:span></text:p>
                <text:p text:style-name="P30">s <text:span text:style-name="T1">=</text:span> <text:span text:style-name="T1">'abc\tabc\tabc'</text:span></text:p>
                <text:p text:style-name="P30"><text:span text:style-name="T1">print</text:span> s.<text:span text:style-name="T1">expandtabs()</text:span>.<text:span text:style-name="T1">replace(' ',</text:span> <text:span text:style-name="T1">'*')</text:span></text:p>
                <text:p text:style-name="P30"><text:span text:style-name="T1">print</text:span> <text:span text:style-name="T1">len(</text:span>s.<text:span text:style-name="T1">expandtabs())</text:span></text:p>
                <text:p text:style-name="P7">Outputs:</text:p>
                <text:p text:style-name="P34"><text:s/><text:span text:style-name="T25">abc*****abc*****abc</text:span></text:p>
                <text:p text:style-name="P36"><text:s/><text:span text:style-name="T25">19</text:span></text:p>
                <text:h text:style-name="P29" text:outline-level="3"><text:bookmark text:name="split.2C_splitlines"/>split, splitlines</text:h>
                <text:p text:style-name="P7">The <text:span text:style-name="T9">split</text:span> method returns a list of the words in the string. It can take a separator argument to use instead of whitespace.</text:p>
                <text:p text:style-name="P30"><text:span text:style-name="T1">&gt;&gt;&gt;</text:span> s <text:span text:style-name="T1">=</text:span> <text:span text:style-name="T1">'Hello, world'</text:span></text:p>
                <text:p text:style-name="P30"><text:span text:style-name="T1">&gt;&gt;&gt;</text:span> s.<text:span text:style-name="T1">split()</text:span></text:p>
                <text:p text:style-name="P30"><text:span text:style-name="T1">['Hello,',</text:span> <text:span text:style-name="T1">'world']</text:span></text:p>
                <text:p text:style-name="P30"><text:span text:style-name="T1">&gt;&gt;&gt;</text:span> s.<text:span text:style-name="T1">split('l')</text:span></text:p>
                <text:p text:style-name="P30"><text:span text:style-name="T1">['He',</text:span> <text:span text:style-name="T1">'',</text:span> <text:span text:style-name="T1">'o, wor',</text:span> <text:span text:style-name="T1">'d']</text:span></text:p>
                <text:p text:style-name="P7">Note that in neither case is the separator included in the split strings, but <text:soft-page-break/>empty strings are allowed.</text:p>
                <text:p text:style-name="P7">The <text:span text:style-name="T9">splitlines</text:span> method breaks a multiline string into many single line strings. It is analogous to split('\n') (but accepts '\r' and '\r\n' as delimiters as well) except that if the string ends in a newline character, <text:span text:style-name="T9">splitlines</text:span> ignores that final character (see example).</text:p>
                <text:p text:style-name="P30"><text:span text:style-name="T1">&gt;&gt;&gt;</text:span> s <text:span text:style-name="T1">=</text:span> <text:span text:style-name="T1">"""</text:span></text:p>
                <text:p text:style-name="P38">... One line</text:p>
                <text:p text:style-name="P38">... Two lines</text:p>
                <text:p text:style-name="P38">... Red lines</text:p>
                <text:p text:style-name="P38">... Blue lines</text:p>
                <text:p text:style-name="P38">... Green lines</text:p>
                <text:p text:style-name="P38">... """</text:p>
                <text:p text:style-name="P30"><text:span text:style-name="T1">&gt;&gt;&gt;</text:span> s.<text:span text:style-name="T1">split('\n')</text:span></text:p>
                <text:p text:style-name="P30"><text:span text:style-name="T1">['',</text:span> <text:span text:style-name="T1">'One line',</text:span> <text:span text:style-name="T1">'Two lines',</text:span> <text:span text:style-name="T1">'Red lines',</text:span> <text:span text:style-name="T1">'Blue lines',</text:span> <text:span text:style-name="T1">'Green lines',</text:span> <text:span text:style-name="T1">'']</text:span></text:p>
                <text:p text:style-name="P30"><text:span text:style-name="T1">&gt;&gt;&gt;</text:span> s.<text:span text:style-name="T1">splitlines()</text:span></text:p>
                <text:p text:style-name="P30"><text:span text:style-name="T1">['',</text:span> <text:span text:style-name="T1">'One line',</text:span> <text:span text:style-name="T1">'Two lines',</text:span> <text:span text:style-name="T1">'Red lines',</text:span> <text:span text:style-name="T1">'Blue lines',</text:span> <text:span text:style-name="T1">'Green lines']</text:span></text:p>
              </text:section>
              <text:h text:style-name="P27" text:outline-level="2"><text:bookmark text:name="Exercises"/><text:span text:style-name="T21">Exercises</text:span><text:a xlink:type="simple" xlink:href="http://en.m.wikibooks.org/wiki/Python_Programming/Strings#/editor/18"><text:span text:style-name="T16">Edit</text:span></text:a></text:h>
              <text:section text:style-name="Sect1" text:name="content-collapsible-block-3">
                <text:list xml:id="list8081159137230303431" text:style-name="L5">
                  <text:list-item>
                    <text:p text:style-name="P13">Write a program that takes a string, (1) capitalizes the first letter, (2) creates a list containing each word, and (3) searches for the last occurrence of "a" in the first word.</text:p>
                  </text:list-item>
                  <text:list-item>
                    <text:p text:style-name="P10">Run the program on the string "Bananas are yellow."</text:p>
                  </text:list-item>
                  <text:list-item>
                    <text:p text:style-name="P10">Write a program that replaces all instances of "one" with "one (1)". For this exercise capitalization does not matter, so it should treat "one", "One", and "oNE" identically.</text:p>
                  </text:list-item>
                  <text:list-item>
                    <text:p text:style-name="P10">Run the program on the string "One banana was brown, but one was green."</text:p>
                  </text:list-item>
                </text:list>
              </text:section>
              <text:h text:style-name="P27" text:outline-level="2"><text:bookmark text:name="External_links"/><text:span text:style-name="T21">External links</text:span><text:a xlink:type="simple" xlink:href="http://en.m.wikibooks.org/wiki/Python_Programming/Strings#/editor/19"><text:span text:style-name="T16">Edit</text:span></text:a></text:h>
              <text:section text:style-name="Sect1" text:name="content-collapsible-block-4">
                <text:list xml:id="list2024749536227935555" text:style-name="L6">
                  <text:list-item>
                    <text:p text:style-name="P15"><text:a xlink:type="simple" xlink:href="http://docs.python.org/2/library/stdtypes.html?highlight=rstrip#string-methods"><text:span text:style-name="T7">"String Methods" chapter</text:span></text:a><text:span text:style-name="T4"> -- python.org</text:span></text:p>
                  </text:list-item>
                  <text:list-item>
                    <text:p text:style-name="P15"><text:a xlink:type="simple" xlink:href="http://docs.python.org/2/library/string.html"><text:span text:style-name="T18">Python documentation of "string" module</text:span></text:a><text:span text:style-name="T22"> -- python.org</text:span></text:p>
                  </text:list-item>
                </text:list>
                <text:p text:style-name="P14"/>
                <table:table table:name="Table2" table:style-name="Table2">
                  <table:table-column table:style-name="Table2.A" table:number-columns-repeated="3"/>
                  <table:table-row>
                    <table:table-cell table:style-name="Table2.A1" office:value-type="string">
                      <text:p text:style-name="P21"><text:a xlink:type="simple" xlink:href="http://en.m.wikibooks.org/wiki/Python_Programming/Numbers"><text:span text:style-name="T8">Previous: Numbers</text:span></text:a></text:p>
                    </table:table-cell>
                    <table:table-cell table:style-name="Table2.A1" office:value-type="string">
                      <text:p text:style-name="P22"><text:a xlink:type="simple" xlink:href="http://en.m.wikibooks.org/wiki/Python_Programming"><text:span text:style-name="T8">Index</text:span></text:a></text:p>
                    </table:table-cell>
                    <table:table-cell table:style-name="Table2.A1" office:value-type="string">
                      <text:p text:style-name="P23"><text:a xlink:type="simple" xlink:href="http://en.m.wikibooks.org/wiki/Python_Programming/Text"><text:span text:style-name="T8">Next: Text</text:span></text:a></text:p>
                    </table:table-cell>
                  </table:table-row>
                </table:table>
              </text:section>
              <text:section text:style-name="Sect1" text:name="page-secondary-actions">
                <text:p text:style-name="P5"/>
              </text:section>
            </text:section>
          </text:section>
          <text:section text:style-name="Sect1" text:name="footer">
            <text:list xml:id="list6562620505167062036" text:style-name="L7">
              <text:list-item>
                <text:list>
                  <text:list-item>
                    <text:h text:style-name="P26" text:outline-level="2"><text:bookmark text:name="footer-info-mobile-switcher"/><text:soft-page-break/>Wikibooks ™</text:h>
                  </text:list-item>
                </text:list>
                <text:p text:style-name="P19"> </text:p>
                <text:list text:continue-numbering="true">
                  <text:list-item>
                    <text:p text:style-name="P11">Mobile</text:p>
                  </text:list-item>
                  <text:list-item>
                    <text:p text:style-name="P16"><text:bookmark text:name="mw-mf-display-toggle"/><text:a xlink:type="simple" xlink:href="http://en.wikibooks.org/w/index.php?title=Python_Programming/Strings&amp;mobileaction=toggle_view_desktop"><text:span text:style-name="T14">Desktop</text:span></text:a></text:p>
                  </text:list-item>
                </text:list>
              </text:list-item>
              <text:list-item>
                <text:p text:style-name="P16"><text:bookmark text:name="footer-info-mobile-license"/><text:span text:style-name="T20">Content is available under </text:span><text:a xlink:type="simple" xlink:href="http://creativecommons.org/licenses/by-sa/3.0/"><text:span text:style-name="T13">CC BY-SA 3.0</text:span></text:a><text:span text:style-name="T20"> unless otherwise noted.</text:span></text:p>
              </text:list-item>
            </text:list>
            <text:list xml:id="list7032000535695402933" text:style-name="L8">
              <text:list-item>
                <text:p text:style-name="P17"><text:bookmark text:name="footer-places-terms-use"/><text:a xlink:type="simple" xlink:href="http://m.wikimediafoundation.org/wiki/Terms_of_Use"><text:span text:style-name="T14">Terms of Use</text:span></text:a></text:p>
              </text:list-item>
              <text:list-item>
                <text:p text:style-name="P17"><text:bookmark text:name="footer-places-privacy"/><text:a xlink:type="simple" xlink:href="http://wikimediafoundation.org/wiki/Privacy_policy"><text:span text:style-name="T14">Privacy</text:span></text:a></text:p>
              </text:list-item>
            </text:list>
          </text:section>
        </text:section>
      </text:section>
      <text:p text:style-name="Standard"><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Nimbus Sans L', Arial, 'Liberation Sans', sans-serif"/>
    <style:font-face style:name="Linux Libertine" svg:font-family="'Linux Libertine', Georgia, Times, serif"/>
    <style:font-face style:name="inherit" svg:font-family="inherit"/>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7T01:45:11.394204907</meta:creation-date>
    <dc:date>2015-03-27T01:46:12.000897763</dc:date>
    <meta:editing-duration>P0D</meta:editing-duration>
    <meta:editing-cycles>1</meta:editing-cycles>
    <meta:document-statistic meta:table-count="2" meta:image-count="0" meta:object-count="0" meta:page-count="13" meta:paragraph-count="327" meta:word-count="1999" meta:character-count="11710" meta:non-whitespace-character-count="9883"/>
    <meta:generator>LibreOffice/4.2.7.2$Linux_X86_64 LibreOffice_project/420m0$Build-2</meta:generator>
  </office:meta>
</office:document-meta>
</file>